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3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3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Standard" style:list-style-name="L1">
      <style:text-properties style:font-name="Arial" fo:font-size="16pt" style:font-size-asian="16pt" style:font-size-complex="16pt"/>
    </style:style>
    <style:style style:name="P4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6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6560272" text:id="ct2965602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6561000" text:id="ct2965610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6543736" text:id="ct2965437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6560168" text:id="ct2965601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51020104197884706" text:style-name="L1">
        <text:list-item>
          <text:p text:style-name="P40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0"/>
        </text:list-item>
      </text:list>
      <text:p text:style-name="Standard"/>
      <text:p text:style-name="P15"/>
      <text:p text:style-name="P2"><text:change text:change-id="ct296560272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3"><text:change text:change-id="ct296561000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96543736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/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</text:p>
            <text:p text:style-name="P27"/>
            <text:p text:style-name="P27">לְיוֹנָה לִהְיוֹת </text:p>
            <text:p text:style-name="P27">צֵל עַל־רֹאשׁוֹ </text:p>
            <text:p text:style-name="P27">לְהַצִּיל לוֹ מֵרָעָתוֹ</text:p>
            <text:p text:style-name="P27"><text:s/>וַיִּשְׂמַח יוֹנָה עַל־הַקִּיקָיוֹן</text:p>
            <text:p text:style-name="P27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/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</text:p>
            <text:p text:style-name="P27">הַשֶּׁמֶשׁ וַיְמַן אֱלֹהִים רוּחַ קָדִים חֲרִישִׁית </text:p>
            <text:p text:style-name="P27"><text:soft-page-break/>וַתַּ</text:p>
            <text:p text:style-name="P27">#</text:p>
            <text:p text:style-name="P27">הַשֶּׁמֶשׁ עַל־רֹאשׁ יוֹנָה וַיִּתְעַלָּף וַיִּשְׁאַל</text:p>
            <text:p text:style-name="P27">אֶת־נַפְשׁוֹ לָמוּת </text:p>
            <text:p text:style-name="P27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9"/>
            <text:p text:style-name="P29">wind / eastward / sirocco</text:p>
            <text:p text:style-name="P29"/>
            <text:p text:style-name="P29"><text:soft-page-break/>and to strike</text:p>
            <text:p text:style-name="P29"/>
            <text:p text:style-name="P29"/>
            <text:p text:style-name="P29"/>
            <text:p text:style-name="P29">the sun / above – head / jonah</text:p>
            <text:p text:style-name="P29"/>
            <text:p text:style-name="P29">and to cover / and to request</text:p>
            <text:p text:style-name="P29"/>
            <text:p text:style-name="P29">self – vitality + his / tow. to die</text:p>
            <text:p text:style-name="P29">and to say / good / to die + my / from alive + my</text:p>
          </table:table-cell>
        </table:table-row>
        <table:table-row>
          <table:table-cell table:style-name="表29.A2" office:value-type="string">
            <text:p text:style-name="P34">/] 20200404_10215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5_093113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</text:p>
            <text:p text:style-name="P27">עַד־מָוֶת</text:p>
          </table:table-cell>
          <table:table-cell table:style-name="表29.B2" office:value-type="string">
            <text:p text:style-name="P28"/>
            <text:p text:style-name="P28"/>
            <text:p text:style-name="P28">and to say / gods / tow. - jonah</text:p>
            <text:p text:style-name="P28"/>
            <text:p text:style-name="P28">the to be right / to glow – tow.+thee</text:p>
            <text:p text:style-name="P28"/>
            <text:p text:style-name="P28">above – the gourd / and to say</text:p>
            <text:p text:style-name="P28"/>
            <text:p text:style-name="P28">to be right / to glow – tow.+me</text:p>
            <text:p text:style-name="P28"/>
            <text:p text:style-name="P28">as far as - death</text:p>
          </table:table-cell>
        </table:table-row>
        <table:table-row>
          <table:table-cell table:style-name="表29.A2" office:value-type="string">
            <text:p text:style-name="P27">4:10</text:p>
            <text:p text:style-name="P27">וַיֹּאמֶר יְהוָה אַתָּה</text:p>
            <text:p text:style-name="P27"><text:s/>חַסְתָּ עַל־הַקִּיקָיוֹן אֲשֶׁר לֹא־עָמַלְתָּ בּוֹ</text:p>
            <text:p text:style-name="P27"><text:s/>וְלֹא גִדַּלְתּוֹ שֶׁבִּן־לַיְלָה <text:soft-page-break/>הָיָה וּבִן־לַיְלָה אָבָד</text:p>
          </table:table-cell>
          <table:table-cell table:style-name="表29.B2" office:value-type="string">
            <text:p text:style-name="P28"/>
            <text:p text:style-name="P28"/>
            <text:p text:style-name="P28">and to say / jehovah / thou</text:p>
            <text:p text:style-name="P28"/>
            <text:p text:style-name="P28">to compassionate / above – the gourd</text:p>
            <text:p text:style-name="P28">which / not – to toil / on + him</text:p>
            <text:p text:style-name="P28"/>
            <text:p text:style-name="P28">and not / to twist + him / which son – night</text:p>
            <text:p text:style-name="P28"><text:soft-page-break/>to exist / and son – night / to lose</text:p>
          </table:table-cell>
        </table:table-row>
        <table:table-row>
          <table:table-cell table:style-name="表29.A2" office:value-type="string">
            <text:p text:style-name="P27">4:11</text:p>
            <text:p text:style-name="P27">וַאֲנִי לֹא אָחוּס </text:p>
            <text:p text:style-name="P27">עַל־נִינְוֵה הָעִיר הַגְּדוֹלָה אֲשֶׁר יֶשׁ־בָּהּ</text:p>
            <text:p text:style-name="P27"/>
            <text:p text:style-name="P27"><text:s/>הַרְבֵּה מִשְׁתֵּים־עֶשְׂרֵה רִבּוֹ אָדָם אֲשֶׁר לֹא־יָדַע</text:p>
            <text:p text:style-name="P27"/>
            <text:p text:style-name="P27"><text:s/>בֵּין־יְמִינוֹ לִשְׂמֹאלוֹ וּבְהֵמָה רַבָּה</text:p>
          </table:table-cell>
          <table:table-cell table:style-name="表29.B2" office:value-type="string">
            <text:p text:style-name="P28"/>
            <text:p text:style-name="P28"/>
            <text:p text:style-name="P28">and I / not / to compassionate</text:p>
            <text:p text:style-name="P28"/>
            <text:p text:style-name="P28">above – nineveh / the city</text:p>
            <text:p text:style-name="P28"/>
            <text:p text:style-name="P28">the great / which / to exist – on + thereof</text:p>
            <text:p text:style-name="P28"/>
            <text:p text:style-name="P28"/>
            <text:p text:style-name="P28">to increase / from two fold – ten</text:p>
            <text:p text:style-name="P28"/>
            <text:p text:style-name="P28">myriad / man / which / not – to know</text:p>
            <text:p text:style-name="P28"/>
            <text:p text:style-name="P28">between – right + his / tow. left + his</text:p>
            <text:p text:style-name="P28">and aninal / abundant</text:p>
          </table:table-cell>
        </table:table-row>
        <table:table-row>
          <table:table-cell table:style-name="表29.A2" office:value-type="string">
            <text:p text:style-name="P34">/] 20200405_100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6_09101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obadiah</text:p>
            <text:p text:style-name="P27">1:1</text:p>
            <text:p text:style-name="P27">חֲזוֹן עֹבַדְיָה כֹּה־אָמַר אֲדֹנָי יְהוִה לֶאֱדוֹם שְׁמוּעָה שָׁמַעְנוּ מֵאֵת יְהוָה וְצִיר בַּגּוֹיִם</text:p>
            <text:p text:style-name="P27"><text:s/>שֻׁלָּח קוּמוּ וְנָקוּמָה <text:soft-page-break/>עָלֶיהָ לַמִּלְחָמָה</text:p>
          </table:table-cell>
          <table:table-cell table:style-name="表29.B2" office:value-type="string">
            <text:p text:style-name="P28"/>
            <text:p text:style-name="P28"/>
            <text:p text:style-name="P28"/>
            <text:p text:style-name="P28"/>
            <text:p text:style-name="P28">oracle / ovadyah / like this – to say</text:p>
            <text:p text:style-name="P28">Lord / jehovah / tow. Edom</text:p>
            <text:p text:style-name="P28">heard / to hear / from self</text:p>
            <text:p text:style-name="P28"/>
            <text:p text:style-name="P28">jehovah / and a herald / to nations</text:p>
            <text:p text:style-name="P28">to send / to rise / and to rise</text:p>
            <text:p text:style-name="P28"/>
            <text:p text:style-name="P28"/>
            <text:p text:style-name="P28"><text:soft-page-break/>against thereof / tow. a battle</text:p>
          </table:table-cell>
        </table:table-row>
        <table:table-row>
          <table:table-cell table:style-name="表29.A2" office:value-type="string">
            <text:p text:style-name="P27">1:2</text:p>
            <text:p text:style-name="P27">הִנֵּה קָטֹן נְתַתִּי</text:p>
            <text:p text:style-name="P27">*</text:p>
            <text:p text:style-name="P27">בַּגּוֹיִם בָּזוּי אַתָּה מְאֹד</text:p>
          </table:table-cell>
          <table:table-cell table:style-name="表29.B2" office:value-type="string">
            <text:p text:style-name="P28"/>
            <text:p text:style-name="P28"/>
            <text:p text:style-name="P28">lo ! / diminutive / to give + thee</text:p>
            <text:p text:style-name="P28"/>
            <text:p text:style-name="P28"/>
            <text:p text:style-name="P28"/>
            <text:p text:style-name="P28">on Gentile / disesteem / thou / vehemently</text:p>
          </table:table-cell>
        </table:table-row>
        <table:table-row>
          <table:table-cell table:style-name="表29.A2" office:value-type="string">
            <text:p text:style-name="P27">1:3</text:p>
            <text:p text:style-name="P27">זְדוֹן לִבְּ</text:p>
            <text:p text:style-name="P27">*</text:p>
            <text:p text:style-name="P27">הִשִּׁיאֶ</text:p>
            <text:p text:style-name="P27">*</text:p>
            <text:p text:style-name="P27">שֹׁכְנִי בְחַגְוֵי־סֶּלַע מְרוֹם שִׁבְתּוֹ אֹמֵר בְּלִבּוֹ </text:p>
            <text:p text:style-name="P27">מִי יוֹרִדֵנִי אָרֶץ</text:p>
          </table:table-cell>
          <table:table-cell table:style-name="表29.B2" office:value-type="string">
            <text:p text:style-name="P28"/>
            <text:p text:style-name="P28"/>
            <text:p text:style-name="P28">arrogance / heart + thy</text:p>
            <text:p text:style-name="P28"/>
            <text:p text:style-name="P28"/>
            <text:p text:style-name="P28"/>
            <text:p text:style-name="P28">to delude + thee</text:p>
            <text:p text:style-name="P28"/>
            <text:p text:style-name="P28"/>
            <text:p text:style-name="P28">to reside / on a lift – rock / altitude</text:p>
            <text:p text:style-name="P28">rest + his / to say / on center + his</text:p>
            <text:p text:style-name="P28">who ? / to descend + me / the land</text:p>
          </table:table-cell>
        </table:table-row>
        <table:table-row>
          <table:table-cell table:style-name="表29.A2" office:value-type="string">
            <text:p text:style-name="P34">/] 20200406_092431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4</text:p>
            <text:p text:style-name="P27">אִם־תַּגְבִּיהַּ כַּנֶּשֶׁר וְאִם־בֵּין כּוֹכָבִים שִׂים קִנֶּ</text:p>
            <text:p text:style-name="P27">*</text:p>
            <text:p text:style-name="P27">מִשָּׁם אוֹרִידְ</text:p>
            <text:p text:style-name="P27"><text:soft-page-break/>*</text:p>
            <text:p text:style-name="P27">נְאֻם־יְהו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5</text:p>
            <text:p text:style-name="P27">אִם־גַּנָּבִים בָּאוּ־לְ</text:p>
            <text:p text:style-name="P27">*</text:p>
            <text:p text:style-name="P27">אִם־שׁוֹדְדֵי לַיְלָה אֵי</text:p>
            <text:p text:style-name="P27">#</text:p>
            <text:p text:style-name="P27">נִדְמֵיתָה הֲלוֹא יִגְנְבוּ דַּיָּם אִם־בֹּצְרִים בָּאוּ לָ</text:p>
            <text:p text:style-name="P27">#</text:p>
            <text:p text:style-name="P27">הֲלוֹא יַשְׁאִירוּ עֹלֵלוֹת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6</text:p>
            <text:p text:style-name="P27">אֵי</text:p>
            <text:p text:style-name="P27">#</text:p>
            <text:p text:style-name="P27">נֶחְפְּשׂוּ עֵשָׂו נִבְעוּ מַצְפֻּנָיו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96560168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5237463817319096132" text:style-name="L2">
        <text:list-item>
          <text:p text:style-name="P36">time label ==&gt; paste</text:p>
        </text:list-item>
        <text:list-item>
          <text:p text:style-name="P36">“@@@” ==&gt; move to → at the bottom of the doc area</text:p>
        </text:list-item>
        <text:list-item>
          <text:p text:style-name="P36">DUP : template</text:p>
        </text:list-item>
        <text:list-item>
          <text:p text:style-name="P36">close</text:p>
          <text:list>
            <text:list-item>
              <text:p text:style-name="P36">web pages</text:p>
            </text:list-item>
            <text:list-item>
              <text:p text:style-name="P36">sheet file</text:p>
            </text:list-item>
            <text:list-item>
              <text:p text:style-name="P36">folders (if any)</text:p>
            </text:list-item>
            <text:list-item>
              <text:p text:style-name="P36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06T09:26:09.77</dc:date>
    <dc:creator>iwabuchi ken</dc:creator>
    <meta:editing-duration>P4DT15H17M1S</meta:editing-duration>
    <meta:editing-cycles>261</meta:editing-cycles>
    <meta:generator>OpenOffice/4.1.3$Win32 OpenOffice.org_project/413m1$Build-9783</meta:generator>
    <meta:document-statistic meta:table-count="35" meta:image-count="0" meta:object-count="0" meta:page-count="48" meta:paragraph-count="1180" meta:word-count="5436" meta:character-count="28673"/>
  </office:meta>
</office:document-meta>
</file>